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67d" officeooo:paragraph-rsid="0001c67d"/>
    </style:style>
    <style:style style:name="P2" style:family="paragraph" style:parent-style-name="Standard">
      <style:text-properties officeooo:paragraph-rsid="0001c67d"/>
    </style:style>
    <style:style style:name="P3" style:family="paragraph" style:parent-style-name="Standard">
      <style:text-properties officeooo:paragraph-rsid="000501d6"/>
    </style:style>
    <style:style style:name="T1" style:family="text">
      <style:text-properties officeooo:rsid="0017177e"/>
    </style:style>
    <style:style style:name="T2" style:family="text">
      <style:text-properties officeooo:rsid="00175be8"/>
    </style:style>
    <style:style style:name="T3" style:family="text">
      <style:text-properties fo:font-style="italic" officeooo:rsid="0017177e" style:font-style-asian="italic" style:font-style-complex="italic"/>
    </style:style>
    <style:style style:name="T4" style:family="text">
      <style:text-properties fo:font-style="italic" officeooo:rsid="00175be8" style:font-style-asian="italic" style:font-style-complex="italic"/>
    </style:style>
    <style:style style:name="T5" style:family="text">
      <style:text-properties officeooo:rsid="00085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fang:</text:p>
      <text:p text:style-name="Standard"><text:tab/>Du schlägst die Augen auf. </text:p>
      <text:p text:style-name="Standard"><text:tab/></text:p>
      <text:p text:style-name="Standard"><text:tab/>Deine Nachbarn, deren Küche direkt an dein Schlafzimmer grenzt, machen sich Frühstück.</text:p>
      <text:p text:style-name="Standard"/>
      <text:p text:style-name="Standard"><text:tab/>Die Wände deiner Sozialwohnung sind dünn wie Papier und so hörst du jeden Schritt, jede <text:tab/>Schranktür </text:p>
      <text:p text:style-name="Standard"><text:tab/>und jedes dumpdröhnende einschlagen der tumben Musik.</text:p>
      <text:p text:style-name="Standard"/>
      <text:p text:style-name="Standard"><text:tab/>Du bist seit 2 Tagen wach und warst kurz davor einzuschlafen. </text:p>
      <text:p text:style-name="Standard"/>
      <text:p text:style-name="Standard"><text:tab/>Das geköpfte Baby, das an der Decke krabbelt, rät dir einen Hammer zu nehmen und Ihnen <text:tab/>die Schädel einzuschlagen.</text:p>
      <text:p text:style-name="Standard"/>
      <text:p text:style-name="Standard"/>
      <text:p text:style-name="P1">Wahl: Hammer finden“</text:p>
      <text:p text:style-name="P2"><text:tab/>"Du richtest dich auf. Für einen kurzen Moment flimmern deine Augen</text:p>
      <text:p text:style-name="P2"><text:tab/>und du siehst wie Insekten aus den schwarzen Punkten quillen.</text:p>
      <text:p text:style-name="P2"><text:tab/></text:p>
      <text:p text:style-name="P2"><text:tab/>'Der Hammer liegt im Flur neben der Tür'</text:p>
      <text:p text:style-name="P2"><text:tab/></text:p>
      <text:p text:style-name="P2"><text:tab/>Du kennst die Stimme und vertraust ihr nicht. Aber dieses mal hat sie keinen</text:p>
      <text:p text:style-name="P2"><text:tab/>Grund zu lügen.</text:p>
      <text:p text:style-name="P2"><text:tab/></text:p>
      <text:p text:style-name="P2"><text:tab/>Dein Körper bewegt sich. Es fühlt sich an als würdest du durch warmen </text:p>
      <text:p text:style-name="P2"><text:tab/>Teer gezogen und deine Gedanken verlieren sich bis du den Hammer in </text:p>
      <text:p text:style-name="P3"><text:tab/>der Hand hälst."<text:span text:style-name="T1">(</text:span><text:span text:style-name="T3">Dein Körper bewegt sich. Es fühlt sich an als wärst du nicht in Kontrolle. <text:tab/>Als wärst du nur ein Beifahrer dem eine Geschichte erzählt w</text:span><text:span text:style-name="T4">elche</text:span><text:span text:style-name="T3"> diese</text:span><text:span text:style-name="T4">r</text:span><text:span text:style-name="T3"> kaum </text:span><text:span text:style-name="T4">registriert. </text:span></text:p>
      <text:p text:style-name="P3"><text:span text:style-name="T4"><text:tab/>-metaebene</text:span><text:span text:style-name="T1"> )</text:span></text:p>
      <text:p text:style-name="P2"/>
      <text:p text:style-name="P2"/>
      <text:p text:style-name="P1">Wahl: „Liegen und siechen“</text:p>
      <text:p text:style-name="P1"><text:tab/></text:p>
      <text:p text:style-name="P1"/>
      <text:p text:style-name="P1">Wahl: „Nachdenken“</text:p>
      <text:p text:style-name="P1"><text:tab/>„Du schaust zu wie sich die Wand <text:span text:style-name="T5">in schmerzen</text:span> windet als plötzlich..“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4:41:11.032000000</meta:creation-date>
    <dc:date>2023-10-07T14:34:07.080000000</dc:date>
    <meta:editing-duration>PT1H24M6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5" meta:word-count="195" meta:character-count="1196" meta:non-whitespace-character-count="991"/>
  </office:meta>
</office:document-meta>
</file>